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2ebd" officeooo:paragraph-rsid="00092ebd"/>
    </style:style>
    <style:style style:name="P2" style:family="paragraph" style:parent-style-name="Standard">
      <style:paragraph-properties fo:text-align="end" style:justify-single-word="false"/>
      <style:text-properties officeooo:rsid="00092ebd" officeooo:paragraph-rsid="00092ebd"/>
    </style:style>
    <style:style style:name="P3" style:family="paragraph" style:parent-style-name="Standard">
      <style:paragraph-properties fo:text-align="center" style:justify-single-word="false"/>
      <style:text-properties fo:font-size="15pt" fo:font-weight="bold" officeooo:rsid="00092ebd" officeooo:paragraph-rsid="00092ebd" style:font-size-asian="15pt" style:font-weight-asian="bold" style:font-size-complex="15pt" style:font-weight-complex="bold"/>
    </style:style>
    <style:style style:name="T1" style:family="text">
      <style:text-properties officeooo:rsid="000b2746"/>
    </style:style>
    <style:style style:name="T2" style:family="text">
      <style:text-properties style:text-underline-style="solid" style:text-underline-width="auto" style:text-underline-color="font-color" officeooo:rsid="000b27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보정 구름 회장 적합성 증명서 (2015년)</text:p>
      <text:p text:style-name="P2"/>
      <text:p text:style-name="P2">이름<text:tab/><text:tab/><text:tab/></text:p>
      <text:p text:style-name="P1"/>
      <text:p text:style-name="P1">1. 동아리의 미래를 위해서 자신이 회장으로서 무엇을 계획하고 있는지 적어주세요.</text:p>
      <text:p text:style-name="P1"/>
      <text:p text:style-name="P1">2. 동아리가 직면하고 있는 어려움과 이를 어떻게 해결할 수 있을지 서술해주세요.</text:p>
      <text:p text:style-name="P1"/>
      <text:p text:style-name="P1">3. C언어 공부를 중심으로 동아리 활동이 진행되고 있습니다. 동아리 안에서 C언어를 공부하는 것으로 만족한다면 현재 진행되는 동아리 교육 계획의 보완점을 제시하고, C언어 공부가 아닌 다른 분야로 동아리 활동을 옮겨야 한다면 어떤 것이 좋을지 이야기해보세요.</text:p>
      <text:p text:style-name="P1"/>
      <text:p text:style-name="P1">4. 동아리가 소유하고 있는 3D 프린터를 어떻게 활용할 수 있을지 서술해주세요.</text:p>
      <text:p text:style-name="P1"/>
      <text:p text:style-name="P1">공지사항</text:p>
      <text:p text:style-name="P1">동아리 회장을 뽑는 것은 다음 년도에 동아리 활동을 이끌 지도자를 선출하는 것입니다. <text:s/>따라서 제가 가장 중요하다고 생각하는 차기 회장의 자질은 동아리의 활동이 어떻게 진행되어야 하는지에 대한 뚜렷한 철학과 비전 – 간단히 말해서 계획 – 을 가지고 있는 것입니다. 노파심에 적는 말이지만 단순히 '저는 ~ 하겠습니다.'라고만 한다면 자기소개서를 읽는 사람으로서는 지원자에게 아무런 매력도 느끼지 못하겠죠? 계획이 있다면 구체적으로 적어주시기 바랍니다. 제출 기한은 <text:span text:style-name="T2">2015년 8월 3일</text:span><text:span text:style-name="T1">까지입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ko" style:country-asian="KR"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4:41:08.237106000</meta:creation-date>
    <dc:date>2015-07-31T15:05:22.969673000</dc:date>
    <meta:editing-duration>PT6M24S</meta:editing-duration>
    <meta:editing-cycles>2</meta:editing-cycles>
    <meta:generator>LibreOffice/4.4.3.2$MacOSX_X86_64 LibreOffice_project/88805f81e9fe61362df02b9941de8e38a9b5fd16</meta:generator>
    <meta:document-statistic meta:table-count="0" meta:image-count="0" meta:object-count="0" meta:page-count="1" meta:paragraph-count="8" meta:word-count="442" meta:character-count="591" meta:non-whitespace-character-count="457"/>
  </office:meta>
</office:document-meta>
</file>